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B000004E807FCDD3BF6A3BBB0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paragraph-properties fo:orphans="2" fo:widows="2" fo:hyphenation-ladder-count="no-limit"/>
      <style:text-properties fo:color="#000000" style:font-name="Consolas" fo:font-size="9pt" style:letter-kerning="true" style:font-name-asian="Times New Roman1" style:font-size-asian="9pt" style:language-asian="ca" style:country-asian="ES" style:font-name-complex="Times New Roman1" style:font-size-complex="9pt" style:language-complex="ar" style:country-complex="SA" fo:hyphenate="true" fo:hyphenation-remain-char-count="2" fo:hyphenation-push-char-count="2" loext:hyphenation-no-caps="false"/>
    </style:style>
    <style:style style:name="P5" style:family="paragraph" style:parent-style-name="Standard">
      <style:text-properties fo:color="#000000" style:font-name="Arial" fo:font-size="11pt" fo:language="ca" fo:country="ES" style:font-size-asian="11pt" style:font-name-complex="Arial2" style:font-size-complex="11pt"/>
    </style:style>
    <style:style style:name="P6" style:family="paragraph" style:parent-style-name="Standard">
      <style:text-properties fo:color="#000000" style:font-name="Arial" fo:font-size="11pt" fo:language="ca" fo:country="ES" officeooo:paragraph-rsid="000a5755" style:font-size-asian="11pt" style:font-name-complex="Arial2" style:font-size-complex="11pt"/>
    </style:style>
    <style:style style:name="P7" style:family="paragraph" style:parent-style-name="Standard">
      <style:text-properties fo:color="#0000ff" style:font-name="Arial" fo:font-size="11pt" fo:language="ca" fo:country="ES" style:font-size-asian="11pt" style:font-name-complex="Arial2" style:font-size-complex="11pt"/>
    </style:style>
    <style:style style:name="P8" style:family="paragraph" style:parent-style-name="Standard">
      <style:text-properties fo:color="#0000ff" style:font-name="Arial" fo:font-size="11pt" fo:language="ca" fo:country="ES" officeooo:paragraph-rsid="000a5755" style:font-size-asian="11pt" style:font-name-complex="Arial2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 style:snap-to-layout-grid="false"/>
      <style:text-properties fo:text-transform="uppercase" style:font-name="Times New Roman" fo:font-size="14pt" fo:language="ca" fo:country="E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hyphenation-ladder-count="no-limit" fo:text-indent="0cm" style:auto-text-indent="false"/>
      <style:text-properties fo:color="#000000" style:font-name="Consolas" fo:font-size="9pt" fo:language="ca" fo:country="ES" style:letter-kerning="true" style:font-name-asian="Times New Roman1" style:font-size-asian="9pt" style:language-asian="ca" style:country-asian="ES" style:font-name-complex="Times New Roman1" style:font-size-complex="9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" fo:font-size="11pt" fo:language="ca" fo:country="ES" style:font-size-asian="11pt" style:font-name-complex="Arial2" style:font-size-complex="11pt"/>
    </style:style>
    <style:style style:name="P12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2pt" fo:language="ca" fo:country="ES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Footer">
      <style:paragraph-properties fo:text-align="start" style:justify-single-word="false" fo:padding="0cm" fo:border="none" style:shadow="none" style:snap-to-layout-grid="false"/>
      <style:text-properties fo:font-size="10pt" style:font-size-asian="10pt" style:font-size-complex="10pt"/>
    </style:style>
    <style:style style:name="P16" style:family="paragraph" style:parent-style-name="Normal_20__28_Web_29_">
      <style:paragraph-properties fo:margin-top="0cm" fo:margin-bottom="0cm" loext:contextual-spacing="false"/>
    </style:style>
    <style:style style:name="P17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Arial" fo:font-size="11pt" fo:language="ca" fo:country="ES" style:font-size-asian="11pt" style:font-name-complex="Arial2" style:font-size-complex="11pt"/>
    </style:style>
    <style:style style:name="P18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Arial" fo:font-size="11pt" fo:language="ca" fo:country="ES" officeooo:paragraph-rsid="000c3e4a" style:font-size-asian="11pt" style:font-name-complex="Arial2" style:font-size-complex="11pt"/>
    </style:style>
    <style:style style:name="P19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3333ff" style:font-name="Arial" fo:font-size="11pt" fo:language="ca" fo:country="ES" style:font-size-asian="11pt" style:font-name-complex="Arial2" style:font-size-complex="11pt"/>
    </style:style>
    <style:style style:name="P20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3333ff" style:font-name="Arial" fo:font-size="11pt" fo:language="ca" fo:country="ES" officeooo:paragraph-rsid="0013ab3a" style:font-size-asian="11pt" style:font-name-complex="Arial2" style:font-size-complex="11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 style:font-name="Arial" fo:font-size="11pt" fo:language="ca" fo:country="ES" style:font-size-asian="11pt" style:font-name-complex="Arial2" style:font-size-complex="11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 style:font-name="Arial" fo:font-size="11pt" fo:language="ca" fo:country="ES" officeooo:paragraph-rsid="000c1ee5" style:font-size-asian="11pt" style:font-name-complex="Arial2" style:font-size-complex="11pt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 style:font-name="Arial" fo:font-size="11pt" fo:language="ca" fo:country="ES" officeooo:paragraph-rsid="0013913a" style:font-size-asian="11pt" style:font-name-complex="Arial2" style:font-size-complex="11pt"/>
    </style:style>
    <style:style style:name="P24" style:family="paragraph" style:parent-style-name="Normal_20__28_Web_29_">
      <style:paragraph-properties fo:margin-left="2.501cm" fo:margin-right="0cm" fo:margin-top="0cm" fo:margin-bottom="0cm" loext:contextual-spacing="false" fo:text-indent="0cm" style:auto-text-indent="false"/>
    </style:style>
    <style:style style:name="P25" style:family="paragraph" style:parent-style-name="Normal_20__28_Web_29_">
      <style:paragraph-properties fo:margin-left="2.501cm" fo:margin-right="0cm" fo:margin-top="0cm" fo:margin-bottom="0cm" loext:contextual-spacing="false" fo:text-indent="0cm" style:auto-text-indent="false"/>
      <style:text-properties fo:color="#000000" style:font-name="Arial" fo:font-size="11pt" fo:language="ca" fo:country="ES" style:font-size-asian="11pt" style:font-name-complex="Arial2" style:font-size-complex="11pt"/>
    </style:style>
    <style:style style:name="P26" style:family="paragraph" style:parent-style-name="Standard">
      <style:paragraph-properties fo:margin-top="0cm" fo:margin-bottom="0.423cm" loext:contextual-spacing="false"/>
      <style:text-properties fo:language="ca" fo:country="ES" style:font-name-asian="Times New Roman1"/>
    </style:style>
    <style:style style:name="P27" style:family="paragraph" style:parent-style-name="Text_20_body">
      <style:text-properties fo:color="#3333ff" fo:language="ca" fo:country="ES" style:font-name-asian="Times New Roman1"/>
    </style:style>
    <style:style style:name="P28" style:family="paragraph" style:parent-style-name="Heading_20_2">
      <style:text-properties fo:color="#000000" style:font-name="Arial" fo:font-size="14pt" fo:language="ca" fo:country="ES" style:font-name-asian="Times New Roman1" style:font-size-asian="14pt" style:font-name-complex="Arial2" style:font-size-complex="14pt"/>
    </style:style>
    <style:style style:name="P29" style:family="paragraph" style:parent-style-name="Normal_20__28_Web_29_" style:list-style-name="L1">
      <style:paragraph-properties fo:margin-top="0cm" fo:margin-bottom="0cm" loext:contextual-spacing="false"/>
      <style:text-properties fo:color="#000000" style:font-name="Arial" fo:font-size="11pt" fo:language="ca" fo:country="ES" style:font-size-asian="11pt" style:font-name-complex="Arial2" style:font-size-complex="11pt"/>
    </style:style>
    <style:style style:name="P30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color="#000000" style:font-name="Arial" fo:font-size="11pt" fo:language="ca" fo:country="ES" style:font-size-asian="11pt" style:font-name-complex="Arial2" style:font-size-complex="11pt"/>
    </style:style>
    <style:style style:name="P31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color="#000000" style:font-name="Arial" fo:font-size="11pt" fo:language="ca" fo:country="ES" style:font-size-asian="11pt" style:font-name-complex="Arial2" style:font-size-complex="11pt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Arial" fo:font-size="11pt" fo:language="ca" fo:country="ES" officeooo:paragraph-rsid="000c3e4a" style:font-size-asian="11pt" style:font-name-complex="Arial2" style:font-size-complex="11pt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fo:color="#000000" style:font-name="Arial" fo:font-size="11pt" fo:language="ca" fo:country="ES" officeooo:paragraph-rsid="001b4a2d" style:font-size-asian="11pt" style:font-name-complex="Arial2" style:font-size-complex="11pt"/>
    </style:style>
    <style:style style:name="P34" style:family="paragraph" style:parent-style-name="Normal_20__28_Web_29_" style:list-style-name="L1">
      <style:paragraph-properties fo:margin-top="0cm" fo:margin-bottom="0cm" loext:contextual-spacing="false"/>
      <style:text-properties fo:color="#21409a" style:font-name="Arial" fo:font-size="11pt" fo:language="ca" fo:country="ES" style:font-size-asian="11pt" style:font-name-complex="Arial2" style:font-size-complex="11pt"/>
    </style:style>
    <style:style style:name="P35" style:family="paragraph" style:parent-style-name="Normal_20__28_Web_29_" style:list-style-name="L1">
      <style:paragraph-properties fo:margin-top="0cm" fo:margin-bottom="0cm" loext:contextual-spacing="false"/>
      <style:text-properties fo:color="#21409a" style:font-name="Arial" fo:font-size="11pt" fo:language="ca" fo:country="ES" officeooo:paragraph-rsid="0014f51c" style:font-size-asian="11pt" style:font-name-complex="Arial2" style:font-size-complex="11pt"/>
    </style:style>
    <style:style style:name="P36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language="ca" fo:country="ES"/>
    </style:style>
    <style:style style:name="P37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color="#3333ff" style:font-name="Arial" fo:font-size="11pt" fo:language="ca" fo:country="ES" officeooo:paragraph-rsid="0014bcea" style:font-size-asian="11pt" style:font-name-complex="Arial2" style:font-size-complex="11pt"/>
    </style:style>
    <style:style style:name="P38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color="#3333ff"/>
    </style:style>
    <style:style style:name="P39" style:family="paragraph" style:parent-style-name="Normal_20__28_Web_29_" style:list-style-name="L2">
      <style:paragraph-properties fo:margin-top="0cm" fo:margin-bottom="0cm" loext:contextual-spacing="false" fo:text-align="justify" style:justify-single-word="false"/>
    </style:style>
    <style:style style:name="P40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officeooo:paragraph-rsid="000df850"/>
    </style:style>
    <style:style style:name="P41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color="#b4c7dc" style:font-name="Arial" fo:font-size="11pt" fo:language="ca" fo:country="ES" fo:font-style="italic" officeooo:paragraph-rsid="0014bcea" style:font-size-asian="11pt" style:font-style-asian="italic" style:font-name-complex="Arial2" style:font-size-complex="11pt" style:font-style-complex="italic"/>
    </style:style>
    <style:style style:name="P42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color="#5983b0" style:font-name="Arial" fo:font-size="11pt" fo:language="ca" fo:country="ES" fo:font-style="italic" officeooo:paragraph-rsid="0014bcea" style:font-size-asian="11pt" style:font-style-asian="italic" style:font-name-complex="Arial2" style:font-size-complex="11pt" style:font-style-complex="italic"/>
    </style:style>
    <style:style style:name="P43" style:family="paragraph" style:parent-style-name="Standard" style:list-style-name="L2">
      <style:text-properties fo:language="ca" fo:country="ES"/>
    </style:style>
    <style:style style:name="P44" style:family="paragraph" style:parent-style-name="Standard">
      <style:text-properties fo:color="#000000" style:font-name="Arial" fo:font-size="11pt" fo:language="ca" fo:country="ES" officeooo:paragraph-rsid="001b4a2d" style:font-size-asian="11pt" style:font-name-complex="Arial2" style:font-size-complex="11pt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" fo:font-size="11pt" fo:language="ca" fo:country="ES" officeooo:paragraph-rsid="001b4a2d" style:font-size-asian="11pt" style:font-name-complex="Arial2" style:font-size-complex="11pt"/>
    </style:style>
    <style:style style:name="T1" style:family="text">
      <style:text-properties fo:color="#000000" fo:font-weight="bold" style:font-weight-asian="bold" style:font-name-complex="Arial1"/>
    </style:style>
    <style:style style:name="T2" style:family="text">
      <style:text-properties fo:color="#000000" style:font-name="Arial" fo:font-size="11pt" style:font-size-asian="11pt" style:font-name-complex="Arial2" style:font-size-complex="11pt"/>
    </style:style>
    <style:style style:name="T3" style:family="text">
      <style:text-properties fo:color="#000000" style:font-name="Arial" fo:font-size="11pt" officeooo:rsid="001b4a2d" style:font-size-asian="11pt" style:font-name-complex="Arial2" style:font-size-complex="11pt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2" style:font-size-complex="11pt" style:font-weight-complex="bold"/>
    </style:style>
    <style:style style:name="T5" style:family="text">
      <style:text-properties fo:color="#000000" style:font-name="Arial" fo:font-size="11pt" fo:language="ca" fo:country="ES" style:font-size-asian="11pt" style:font-name-complex="Arial2" style:font-size-complex="11pt"/>
    </style:style>
    <style:style style:name="T6" style:family="text">
      <style:text-properties fo:color="#000000" style:font-name="Arial" fo:font-size="14pt" fo:language="ca" fo:country="ES" style:font-name-asian="Times New Roman1" style:font-size-asian="14pt" style:font-name-complex="Arial2" style:font-size-complex="14pt"/>
    </style:style>
    <style:style style:name="T7" style:family="text">
      <style:text-properties fo:font-weight="bold" style:font-weight-asian="bold" style:font-name-complex="Arial1"/>
    </style:style>
    <style:style style:name="T8" style:family="text">
      <style:text-properties style:font-name="Liberation Serif" style:font-name-complex="Arial1"/>
    </style:style>
    <style:style style:name="T9" style:family="text">
      <style:text-properties fo:color="#3333ff"/>
    </style:style>
    <style:style style:name="T10" style:family="text">
      <style:text-properties fo:color="#3333ff" fo:language="ca" fo:country="ES" style:font-name-asian="Times New Roman1"/>
    </style:style>
    <style:style style:name="T11" style:family="text">
      <style:text-properties fo:color="#3333ff" fo:language="ca" fo:country="ES" officeooo:rsid="0019d753" style:font-name-asian="Times New Roman1"/>
    </style:style>
    <style:style style:name="T12" style:family="text">
      <style:text-properties fo:color="#3333ff" officeooo:rsid="000c3e4a"/>
    </style:style>
    <style:style style:name="T13" style:family="text">
      <style:text-properties fo:color="#3333ff" fo:font-style="italic" officeooo:rsid="000c3e4a" style:font-style-asian="italic" style:font-style-complex="italic"/>
    </style:style>
    <style:style style:name="T14" style:family="text">
      <style:text-properties fo:color="#3333ff" fo:font-style="italic" officeooo:rsid="000df850" style:font-style-asian="italic" style:font-style-complex="italic"/>
    </style:style>
    <style:style style:name="T15" style:family="text">
      <style:text-properties fo:color="#3333ff" fo:font-style="italic" officeooo:rsid="001b8770" style:font-style-asian="italic" style:font-style-complex="italic"/>
    </style:style>
    <style:style style:name="T16" style:family="text">
      <style:text-properties fo:color="#3333ff" officeooo:rsid="000df850"/>
    </style:style>
    <style:style style:name="T17" style:family="text">
      <style:text-properties fo:color="#3333ff" officeooo:rsid="0013ab3a"/>
    </style:style>
    <style:style style:name="T18" style:family="text">
      <style:text-properties fo:language="ca" fo:country="ES"/>
    </style:style>
    <style:style style:name="T19" style:family="text">
      <style:text-properties fo:language="ca" fo:country="ES" style:font-name-asian="Times New Roman1"/>
    </style:style>
    <style:style style:name="T20" style:family="text">
      <style:text-properties fo:language="ca" fo:country="ES" officeooo:rsid="0019d753" style:font-name-asian="Times New Roman1"/>
    </style:style>
    <style:style style:name="T21" style:family="text">
      <style:text-properties fo:color="#0000ff"/>
    </style:style>
    <style:style style:name="T22" style:family="text">
      <style:text-properties fo:color="#0000ff" officeooo:rsid="000a5755"/>
    </style:style>
    <style:style style:name="T23" style:family="text">
      <style:text-properties fo:color="#0000ff" officeooo:rsid="001b4a2d"/>
    </style:style>
    <style:style style:name="T24" style:family="text">
      <style:text-properties officeooo:rsid="000a5755"/>
    </style:style>
    <style:style style:name="T25" style:family="text">
      <style:text-properties officeooo:rsid="0013913a"/>
    </style:style>
    <style:style style:name="T26" style:family="text">
      <style:text-properties officeooo:rsid="0014bcea"/>
    </style:style>
    <style:style style:name="T27" style:family="text">
      <style:text-properties officeooo:rsid="0014f51c"/>
    </style:style>
    <style:style style:name="T28" style:family="text">
      <style:text-properties officeooo:rsid="0016c5e0"/>
    </style:style>
    <style:style style:name="T29" style:family="text">
      <style:text-properties officeooo:rsid="001b8770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2" text:is-list-header="true">PART 1</text:h>
      <text:p text:style-name="P16"><text:span text:style-name="apple-tab-span"><text:span text:style-name="T5"><text:tab/><text:tab/><text:tab/></text:span></text:span></text:p>
      <text:list xml:id="list844449887" text:style-name="L1">
        <text:list-item>
          <text:p text:style-name="P29">Tecleja un arxiu amb nano com el següent (Nota: Els “·” substitueix-los per espais):</text:p>
        </text:list-item>
      </text:list>
      <text:p text:style-name="P11"><text:tab/><text:tab/>linux······unix···windows·······ms-dos···dr-dos····mac-os···cotxas</text:p>
      <text:p text:style-name="P25">hal·········klatu·····robot···········barada····matrix····arbusto··terminator</text:p>
      <text:p text:style-name="P25">carme····usto······pere·············maria·····josep······anna·······susanna······montse</text:p>
      <text:p text:style-name="P25">camio····cotxe····carreto·········bicicleta·moto······susto·······helicopter</text:p>
      <text:p text:style-name="P24"><text:span text:style-name="T5">cotxes···avions···biccccicletessss</text:span><text:span text:style-name="apple-tab-span"><text:span text:style-name="T5"><text:tab/></text:span></text:span></text:p>
      <text:p text:style-name="P25">Almeuordinadoralgunacosalifalla</text:p>
      <text:p text:style-name="P25">xalet casa</text:p>
      <text:p text:style-name="P25"/>
      <text:p text:style-name="P4">linux <text:s text:c="3"/>unix <text:s text:c="5"/>windows <text:s text:c="9"/>ms-dos <text:s text:c="4"/>dr-dos <text:s text:c="2"/>mac-os <text:s text:c="2"/>cotxas</text:p>
      <text:p text:style-name="P4">hal <text:s text:c="5"/>klatu <text:s text:c="4"/>robot <text:s text:c="11"/>barada <text:s text:c="4"/>matrix <text:s text:c="2"/>arbusto <text:s/>terminator</text:p>
      <text:p text:style-name="P4">carme <text:s text:c="3"/>susto <text:s text:c="4"/>pere <text:s text:c="12"/>maria <text:s text:c="5"/>josep <text:s text:c="3"/>anna <text:s text:c="4"/>susanna <text:s text:c="5"/>montse</text:p>
      <text:p text:style-name="P4">camio <text:s text:c="3"/>cotxe <text:s text:c="4"/>carreto <text:s text:c="9"/>bicicleta <text:s/>moto <text:s text:c="4"/>susto <text:s text:c="3"/>helicopter</text:p>
      <text:p text:style-name="P4">cotxes <text:s text:c="2"/>avions <text:s text:c="3"/>biccccicletessss</text:p>
      <text:p text:style-name="P10">Almeuordinadoralgunacosalifalla</text:p>
      <text:p text:style-name="P25"/>
      <text:list xml:id="list213308806730308" text:continue-numbering="true" text:style-name="L1">
        <text:list-item>
          <text:p text:style-name="P29">Fes que ens escrigui per pantalla totes les línies que tinguin una x al menys</text:p>
          <text:p text:style-name="P34">grep x datos</text:p>
        </text:list-item>
        <text:list-item>
          <text:p text:style-name="P29">Totes les línies amb guions</text:p>
          <text:p text:style-name="P34">grep - datos</text:p>
        </text:list-item>
        <text:list-item>
          <text:p text:style-name="P29">Totes les línies que comencen amb ‘c’</text:p>
          <text:p text:style-name="P34">grep ^c datos</text:p>
          <text:p text:style-name="P34">grep "^c" datos</text:p>
        </text:list-item>
        <text:list-item>
          <text:p text:style-name="P29">Totes les línies que acabin amb ‘r’</text:p>
          <text:p text:style-name="P34">grep r$ datos</text:p>
          <text:p text:style-name="P34">grep "r$" datos</text:p>
        </text:list-item>
        <text:list-item>
          <text:p text:style-name="P29">Les línies que continguin ‘x’ o ‘d’</text:p>
          <text:p text:style-name="P34"><text:s/>grep "x<text:span text:style-name="T28">\</text:span>|d" datos</text:p>
          <text:p text:style-name="P34"><text:s/>grep "[xd]" datos</text:p>
          <text:p text:style-name="P34"/>
        </text:list-item>
        <text:list-item>
          <text:p text:style-name="P29">Les línies que continguin cotxe o cotxes</text:p>
          <text:p text:style-name="P34">grep "cotxe\|cotxes" datos</text:p>
          <text:p text:style-name="P34">grep ''cotxe[ s]'' datos</text:p>
          <text:p text:style-name="P35">grep ''cotx[<text:span text:style-name="T27">e|e</text:span>s]'' datos</text:p>
          <text:p text:style-name="P34"/>
        </text:list-item>
        <text:list-item>
          <text:p text:style-name="P29">Les línies que contingui la paraula “cotxe”. No val cotxes.</text:p>
          <text:p text:style-name="P34">grep "\&lt;cotxe\&gt;" datos</text:p>
          <text:p text:style-name="P34"/>
        </text:list-item>
        <text:list-item>
          <text:p text:style-name="P29">Les línies que continguin qualsevol, paraula que comenci per “ca”</text:p>
          <text:p text:style-name="P34">grep "\&lt;ca" datos</text:p>
          <text:p text:style-name="P34"/>
        </text:list-item>
        <text:list-item>
          <text:p text:style-name="P29">Les línies que continguin qualsevol paraula que acabi en “dos”</text:p>
          <text:p text:style-name="P34">grep "dos\&gt;" datos</text:p>
          <text:p text:style-name="P34"/>
        </text:list-item>
        <text:list-item>
          <text:p text:style-name="P29">Les línies que continguin dues “n” seguides.</text:p>
          <text:p text:style-name="P34">grep ''n\{2,\}'' datos</text:p>
          <text:p text:style-name="P34"><text:soft-page-break/>grep ''nn'' datos</text:p>
          <text:p text:style-name="P34"/>
        </text:list-item>
        <text:list-item>
          <text:p text:style-name="P29">Llista només els directoris del teu directori de treball.</text:p>
          <text:p text:style-name="P34">ls -l /home/lliurex | grep "^d"</text:p>
          <text:p text:style-name="P34">ls -l | grep "^d"</text:p>
          <text:p text:style-name="P34"/>
        </text:list-item>
        <text:list-item>
          <text:p text:style-name="P30">Crea tres arxius dins el teu directori personal amb touch i amb chmod fes-los executables. Després fes amb ls i grep que es llistin nomes els executables del teu directori personal o de treball.</text:p>
        </text:list-item>
      </text:list>
      <text:p text:style-name="P17"><text:tab/><text:span text:style-name="T9">touch fitxer1</text:span></text:p>
      <text:p text:style-name="P19"><text:tab/>chmod +x fitxer1</text:p>
      <text:p text:style-name="P19"/>
      <text:p text:style-name="P19"><text:tab/>ls -l | grep "^-..x'' <text:s text:c="2"/></text:p>
      <text:p text:style-name="P19"><text:tab/>ls -l | grep ''\-..x''</text:p>
      <text:p text:style-name="P20"/>
      <text:p text:style-name="P20"><text:tab/><text:tab/></text:p>
      <text:p text:style-name="P19"/>
      <text:list xml:id="list213308724952495" text:continue-numbering="true" text:style-name="L1">
        <text:list-item>
          <text:p text:style-name="P29">Les línies amb al menys 8 espais seguits.</text:p>
        </text:list-item>
      </text:list>
      <text:p text:style-name="Text_20_body"><text:span text:style-name="T19"><text:tab/></text:span><text:span text:style-name="T20">g</text:span><text:span text:style-name="T10">rep ''</text:span><text:span text:style-name="T11"> </text:span><text:span text:style-name="T10">\{8,\}'' datos </text:span></text:p>
      <text:p text:style-name="P27"><text:tab/>grep '' <text:s text:c="7"/>'' datos</text:p>
      <text:p text:style-name="P26"/>
      <text:h text:style-name="P28" text:outline-level="2" text:is-list-header="true">PART 2</text:h>
      <text:p text:style-name="Standard">Charly Pingüí</text:p>
      <text:p text:style-name="Standard">+12345678</text:p>
      <text:p text:style-name="Standard">tux@linux.org</text:p>
      <text:p text:style-name="Standard">C/ del Pol Sud</text:p>
      <text:p text:style-name="Standard">Vilatux, Antàrtica</text:p>
      <text:p text:style-name="Text_20_body"><text:span text:style-name="T6"/></text:p>
      <text:list xml:id="list3396836267" text:style-name="L2">
        <text:list-item>
          <text:p text:style-name="P43"><text:span text:style-name="T2">Amplia l’agenda d’adreces </text:span><text:bookmark-start text:name="_GoBack"/><text:span text:style-name="T2">vista a l’exemple dels apunts (amb quatre o cinc entrades més) i fes una cerca per un número de </text:span><text:span text:style-name="T3">telèfon</text:span><text:span text:style-name="T2"> qualsevol amb l’ajuda de la comanda grep. Fes que es vegin </text:span>tant<text:span text:style-name="T2"> la línia anterior (opció -B, busca a l’ajuda) com les tres línies posteriors.</text:span></text:p>
        </text:list-item>
      </text:list>
      <text:p text:style-name="P44"><text:tab/><text:span text:style-name="T21">grep -B1 -A3 +12345678 </text:span><text:span text:style-name="T22">agenda</text:span></text:p>
      <text:p text:style-name="P8"><text:tab/></text:p>
      <text:p text:style-name="P6"><text:span text:style-name="T21"><text:tab/><text:tab/></text:span><text:span text:style-name="T22">no<text:tab/></text:span><text:span text:style-name="T21">cat <text:s/>agenda | grep -B1 -A3 +1234</text:span></text:p>
      <text:p text:style-name="P7"><text:tab/><text:tab/><text:span text:style-name="T24">no<text:tab/></text:span>grep -B1 -A3 +1234 &lt; agenda</text:p>
      <text:p text:style-name="P5"/>
      <text:list xml:id="list213310248293449" text:continue-numbering="true" text:style-name="L2">
        <text:list-item>
          <text:p text:style-name="P36"><text:span text:style-name="T2">Fes el mateix però ara cercant per correu electrònic. Crea un alias a dins de .bashrc (anomena’l </text:span><text:span text:style-name="T4">email) </text:span><text:span text:style-name="T2">que ens permeti fer aquesta cerca de forma més còmoda</text:span></text:p>
        </text:list-item>
      </text:list>
      <text:p text:style-name="P45"><text:tab/><text:span text:style-name="T21">grep -B</text:span><text:span text:style-name="T23">2</text:span><text:span text:style-name="T21"> -A</text:span><text:span text:style-name="T23">2</text:span><text:span text:style-name="T21"> </text:span><text:span text:style-name="T23">tux@linux.org</text:span><text:span text:style-name="T21"> </text:span><text:span text:style-name="T22">agenda</text:span></text:p>
      <text:p text:style-name="P45"><text:span text:style-name="T22"/></text:p>
      <text:p text:style-name="P22"><text:tab/>alias email=’cat agenda | grep -B2 -A2’</text:p>
      <text:p text:style-name="P21"/>
      <text:p text:style-name="P21"><text:soft-page-break/><text:tab/>echo "alias email=’cat agenda | grep -B2 -A2 ’" &gt;&gt; .bashrc</text:p>
      <text:p text:style-name="P21"/>
      <text:p text:style-name="P23"><text:tab/><text:span text:style-name="T25">email tux@linux.org</text:span></text:p>
      <text:p text:style-name="P17"/>
      <text:p text:style-name="P17"/>
      <text:list xml:id="list213308725143151" text:continue-numbering="true" text:style-name="L2">
        <text:list-item>
          <text:p text:style-name="P36"><text:span text:style-name="T2">Busca recursivament al directori /etc totes les línies de tots els fitxers que continguin la paraula </text:span><text:span text:style-name="T4">hostname</text:span><text:span text:style-name="T2">. Com que executem aquesta ordre com a usuaris normals és possible que ens apareguin molts errors per pantalla. com faríem per evitar que surtin aquests errors per pantalla? (sense emprar sudo o executar-ho com a root)</text:span></text:p>
        </text:list-item>
      </text:list>
      <text:p text:style-name="P17"><text:tab/><text:span text:style-name="T9">grep -sr hostname /etc</text:span></text:p>
      <text:p text:style-name="P19"/>
      <text:p text:style-name="P18"><text:span text:style-name="T9"><text:tab/>grep -r hostname /etc </text:span><text:span text:style-name="T16">2</text:span><text:span text:style-name="T12">&gt; </text:span><text:span text:style-name="T13">/dev/null</text:span></text:p>
      <text:p text:style-name="P18"><text:span text:style-name="T13"/></text:p>
      <text:p text:style-name="P33"><text:span text:style-name="T13"><text:tab/></text:span><text:span text:style-name="T15">r</text:span><text:span text:style-name="T13">grep hostname /etc </text:span><text:span text:style-name="T14">2</text:span><text:span text:style-name="T13">&gt; /dev/null</text:span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7"/>
      <text:p text:style-name="P17"/>
      <text:list xml:id="list213309142259333" text:continue-numbering="true" text:style-name="L2">
        <text:list-item>
          <text:p text:style-name="P31">Per a l’anterior ordre, afegeix amb “|” l’ordre necessària per a comptar el nombre de troballes de la paraula “hostname”.</text:p>
          <text:p text:style-name="P37">grep -sr hostname /etc | grep -c hostname</text:p>
          <text:p text:style-name="P41"/>
          <text:p text:style-name="P42"><text:span text:style-name="T29">no </text:span>grep -sr hostname /etc | wc -l <text:s text:c="2"/><text:span text:style-name="T26">(cuenta uno menos)</text:span></text:p>
          <text:p text:style-name="P31"/>
        </text:list-item>
      </text:list>
      <text:p text:style-name="P17"/>
      <text:list xml:id="list213308744024985" text:continue-numbering="true" text:style-name="L2">
        <text:list-item>
          <text:p text:style-name="P39"><text:span text:style-name="T5">Compta el número de processos amb nom bash que hagi en execució al teu ordinador</text:span><text:bookmark-end text:name="_GoBack"/><text:span text:style-name="T19"><text:line-break/></text:span><text:span text:style-name="T9">ps a</text:span><text:span text:style-name="T17">u</text:span><text:span text:style-name="T9">x | grep -c bash</text:span></text:p>
          <text:p text:style-name="P40"><text:span text:style-name="T9">ps -</text:span><text:span text:style-name="T16">ef</text:span><text:span text:style-name="T9"> | grep -c bash</text:span></text:p>
          <text:p text:style-name="P38">ps -ef | grep bash | wc -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Text_20_body" style:default-outline-level="1" style:class="text">
      <style:paragraph-properties fo:margin-top="0cm" fo:margin-bottom="0.199cm" loext:contextual-spacing="false"/>
      <style:text-properties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/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loext:contextual-spacing="false" fo:orphans="2" fo:widows="2" fo:hyphenation-ladder-count="no-limit"/>
      <style:text-properties style:font-name="Times New Roman" fo:font-family="'Times New Roman'" style:font-family-generic="roman" style:font-pitch="variable" fo:language="es" fo:country="ES" style:letter-kerning="tru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3.027cm" style:rel-column-width="11668*"/>
    </style:style>
    <style:style style:name="Taula2.B" style:family="table-column">
      <style:table-column-properties style:column-width="11.679cm" style:rel-column-width="45020*"/>
    </style:style>
    <style:style style:name="Taula2.C" style:family="table-column">
      <style:table-column-properties style:column-width="2.295cm" style:rel-column-width="8847*"/>
    </style:style>
    <style:style style:name="Taula2.1" style:family="table-row">
      <style:table-row-properties style:min-row-height="1.951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padding="0.097cm" fo:border="0.05pt solid #000000"/>
    </style:style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 style:snap-to-layout-grid="false"/>
      <style:text-properties fo:text-transform="uppercase" style:font-name="Times New Roman" fo:font-size="14pt" fo:language="ca" fo:country="E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MP4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style:font-name="Liberation Serif" fo:font-size="12pt" style:font-size-asian="12pt" style:font-size-complex="12pt"/>
    </style:style>
    <style:style style:name="M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Serif" fo:font-size="12pt" fo:language="ca" fo:country="ES" style:font-size-asian="12pt" style:font-size-complex="12pt"/>
    </style:style>
    <style:style style:name="M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Standard">
      <style:text-properties fo:font-size="6pt" style:font-size-asian="5.25pt" style:font-size-complex="6pt"/>
    </style:style>
    <style:style style:name="MP8" style:family="paragraph" style:parent-style-name="Footer">
      <style:paragraph-properties fo:text-align="start" style:justify-single-word="false" fo:padding="0cm" fo:border="none" style:shadow="none" style:snap-to-layout-grid="false"/>
      <style:text-properties fo:font-size="10pt" style:font-size-asian="10pt" style:font-size-complex="10pt"/>
    </style:style>
    <style:style style:name="MT1" style:family="text">
      <style:text-properties fo:color="#000000" fo:font-weight="bold" style:font-weight-asian="bold" style:font-name-complex="Arial1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style:font-name="Liberation Serif" style:font-name-complex="Arial1"/>
    </style:style>
    <style:style style:name="Mfr1" style:family="graphic" style:parent-style-name="Graphics">
      <style:graphic-properties fo:margin-left="0cm" fo:margin-right="0cm" style:vertical-pos="from-top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1">IES Maria Enríquez</text:p>
              <text:p text:style-name="MP2"/>
              <text:p text:style-name="MP1"><draw:frame draw:style-name="Mfr1" draw:name="gràfics1" text:anchor-type="as-char" svg:y="-0.818cm" svg:width="1.513cm" svg:height="1.476cm" draw:z-index="2"><draw:image xlink:href="Pictures/100000000000046B000004E807FCDD3BF6A3BBB0.jpg" xlink:type="simple" xlink:show="embed" xlink:actuate="onLoad" loext:mime-type="image/jpeg"/></draw:frame></text:p>
            </table:table-cell>
            <table:table-cell table:style-name="Taula2.A1" office:value-type="string">
              <text:p text:style-name="MP3">INSTAL·LACIÓ DE SISTEMES OPERATIUS</text:p>
              <text:p text:style-name="MP4"><text:span text:style-name="MT1">UD3:</text:span><text:span text:style-name="MT2"> ADMINISTRACIÓ DE LA INFORMACIÓ</text:span></text:p>
              <text:p text:style-name="MP5">PRÀCT. 02: GREP</text:p>
            </table:table-cell>
            <table:table-cell table:style-name="Taula2.C1" office:value-type="string">
              <text:p text:style-name="MP6"/>
              <text:p text:style-name="MP6">CFGS </text:p>
              <text:p text:style-name="MP6">ASIX</text:p>
              <text:p text:style-name="MP6"/>
              <text:p text:style-name="MP6">DPT INF</text:p>
            </table:table-cell>
          </table:table-row>
        </table:table>
        <text:p text:style-name="MP7"/>
      </style:header>
      <style:footer>
        <text:p text:style-name="MP8"><text:span text:style-name="MT3"><text:tab/>Pàgina </text:span><text:span text:style-name="MT3"><text:page-number text:select-page="current">2</text:page-number></text:span><text:span text:style-name="MT3"><text:s/>de </text:span><text:span text:style-name="MT3"><text:page-count style:num-format="1"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7T19:58:53.054000000</meta:creation-date>
    <dc:date>2020-12-16T21:33:08.343408219</dc:date>
    <meta:editing-duration>PT13H10M15S</meta:editing-duration>
    <meta:editing-cycles>50</meta:editing-cycles>
    <meta:generator>LibreOffice/6.4.6.2$Linux_X86_64 LibreOffice_project/40$Build-2</meta:generator>
    <meta:document-statistic meta:table-count="1" meta:image-count="1" meta:object-count="0" meta:page-count="3" meta:paragraph-count="89" meta:word-count="593" meta:character-count="3797" meta:non-whitespace-character-count="3146"/>
  </office:meta>
</office:document-meta>
</file>